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amples</text:p>
      <text:p text:style-name="Standard"/>
      <text:p text:style-name="Standard"/>
      <text:p text:style-name="Standard">Documentation </text:p>
      <text:p text:style-name="Standard">web site </text:p>
      <text:p text:style-name="Standard"><text:a xlink:type="simple" xlink:href="http://www.ukonline.be/programmation/java/tutoriel/concurrence/">http://www.ukonline.be/programmation/java/tutoriel/concurrence/</text:a> (in French)</text:p>
      <text:p text:style-name="Standard">Book</text:p>
      <text:p text:style-name="Standard">in French Brian Goetz "Programmation concurrente en Java"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Windows_x86 LibreOffice_project/7122e39-92ed229-498d286-15e43b4-d70da21</meta:generator>
    <dc:date>2012-08-03T13:41:24.56</dc:date>
    <meta:document-statistic meta:table-count="0" meta:image-count="0" meta:object-count="0" meta:page-count="1" meta:paragraph-count="6" meta:word-count="16" meta:character-count="167" meta:non-whitespace-character-count="155"/>
    <meta:user-defined meta:name="Info 1"/>
    <meta:user-defined meta:name="Info 2"/>
    <meta:user-defined meta:name="Info 3"/>
    <meta:user-defined meta:name="Info 4"/>
  </office:meta>
</office:document-meta>
</file>